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10.948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0.498in"/>
    </style:style>
    <style:style style:name="co6" style:family="table-column">
      <style:table-column-properties fo:break-before="auto" style:column-width="0.5409in"/>
    </style:style>
    <style:style style:name="co7" style:family="table-column">
      <style:table-column-properties fo:break-before="auto" style:column-width="1.0035in"/>
    </style:style>
    <style:style style:name="co8" style:family="table-column">
      <style:table-column-properties fo:break-before="auto" style:column-width="6.3957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0.9138in"/>
    </style:style>
    <style:style style:name="co11" style:family="table-column">
      <style:table-column-properties fo:break-before="auto" style:column-width="1.6709in"/>
    </style:style>
    <style:style style:name="co12" style:family="table-column">
      <style:table-column-properties fo:break-before="auto" style:column-width="5.739in"/>
    </style:style>
    <style:style style:name="co13" style:family="table-column">
      <style:table-column-properties fo:break-before="auto" style:column-width="1.4126in"/>
    </style:style>
    <style:style style:name="co14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98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5075in" fo:break-before="auto" style:use-optimal-row-height="true"/>
    </style:style>
    <style:style style:name="ta1" style:family="table" style:master-page-name="PageStyle_5f_PublicCamps">
      <style:table-properties table:display="true" style:writing-mode="lr-tb"/>
    </style:style>
    <style:style style:name="ta2" style:family="table" style:master-page-name="PageStyle_5f_PrivateCamp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PublicCamps" table:style-name="ta1">
        <office:forms form:automatic-focus="false" form:apply-design-mode="false"/>
        <table:table-header-columns>
          <table:table-column table:style-name="co1" table:default-cell-style-name="ce1"/>
        </table:table-header-column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014" table:default-cell-style-name="ce1"/>
        <table:table-header-rows>
          <table:table-row table:style-name="ro1">
            <table:table-cell office:value-type="string">
              <text:p>Name</text:p>
            </table:table-cell>
            <table:table-cell office:value-type="string">
              <text:p>Description</text:p>
            </table:table-cell>
            <table:table-cell office:value-type="string">
              <text:p>Street</text:p>
            </table:table-cell>
            <table:table-cell office:value-type="string">
              <text:p>Town</text:p>
            </table:table-cell>
            <table:table-cell office:value-type="string">
              <text:p>State</text:p>
            </table:table-cell>
            <table:table-cell office:value-type="string">
              <text:p>Zip</text:p>
            </table:table-cell>
            <table:table-cell office:value-type="string">
              <text:p>Telephone</text:p>
            </table:table-cell>
            <table:table-cell office:value-type="string">
              <text:p>Website</text:p>
            </table:table-cell>
            <table:table-cell office:value-type="string">
              <text:p>Latitude</text:p>
            </table:table-cell>
            <table:table-cell office:value-type="string">
              <text:p>Longitude</text:p>
            </table:table-cell>
            <table:table-cell table:number-columns-repeated="1014"/>
          </table:table-row>
        </table:table-header-rows>
        <table:table-row table:style-name="ro2">
          <table:table-cell office:value-type="string">
            <text:p>Shelby Trails Park</text:p>
          </table:table-cell>
          <table:table-cell office:value-type="string">
            <text:p>Northwestern Shelby County, near Simpsonville. 20 miles mapped tails. Primitive and Horse Trailer Camping, facilities under construction. Guided trail rides and horse rental.</text:p>
          </table:table-cell>
          <table:table-cell office:value-type="string">
            <text:p>5063 Aiken Road</text:p>
          </table:table-cell>
          <table:table-cell office:value-type="string">
            <text:p>Todd's Point</text:p>
          </table:table-cell>
          <table:table-cell office:value-type="string">
            <text:p>KY</text:p>
          </table:table-cell>
          <table:table-cell office:value-type="string">
            <text:p>40067</text:p>
          </table:table-cell>
          <table:table-cell office:value-type="string">
            <text:p>502.633.5059</text:p>
          </table:table-cell>
          <table:table-cell office:value-type="string">
            <text:p>&lt;a href="http://shelbycountyparks.com/Shelby-Trails-Park.html"&gt; link to Shelby Parks website &lt;/a&gt;</text:p>
          </table:table-cell>
          <table:table-cell office:value-type="string">
            <text:p><text:s/>38.285614</text:p>
          </table:table-cell>
          <table:table-cell office:value-type="string">
            <text:p>-85.356896</text:p>
          </table:table-cell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Titles" table:base-cell-address="$PublicCamps.$A$1" table:expression="([$PublicCamps.$A$1:.$A$1048560]~[$PublicCamps.$A$1:.$AMJ$1])"/>
        </table:named-expressions>
      </table:table>
      <table:table table:name="PrivateCamps" table:style-name="ta2">
        <office:forms form:automatic-focus="false" form:apply-design-mode="false"/>
        <table:table-header-columns>
          <table:table-column table:style-name="co11" table:default-cell-style-name="ce1"/>
        </table:table-header-column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9" table:number-columns-repeated="2" table:default-cell-style-name="ce1"/>
        <table:table-column table:style-name="co10" table:number-columns-repeated="1014" table:default-cell-style-name="ce1"/>
        <table:table-header-rows>
          <table:table-row table:style-name="ro4">
            <table:table-cell office:value-type="string">
              <text:p>Name</text:p>
            </table:table-cell>
            <table:table-cell office:value-type="string">
              <text:p>Description</text:p>
            </table:table-cell>
            <table:table-cell office:value-type="string">
              <text:p>Street</text:p>
            </table:table-cell>
            <table:table-cell office:value-type="string">
              <text:p>Town, State, Zip</text:p>
            </table:table-cell>
            <table:table-cell office:value-type="string">
              <text:p>State</text:p>
            </table:table-cell>
            <table:table-cell office:value-type="string">
              <text:p>Zip</text:p>
            </table:table-cell>
            <table:table-cell office:value-type="string">
              <text:p>Telephone</text:p>
            </table:table-cell>
            <table:table-cell office:value-type="string">
              <text:p>Website</text:p>
            </table:table-cell>
            <table:table-cell office:value-type="string">
              <text:p>Latitude</text:p>
            </table:table-cell>
            <table:table-cell office:value-type="string">
              <text:p>Longitude</text:p>
            </table:table-cell>
            <table:table-cell table:number-columns-repeated="1014"/>
          </table:table-row>
        </table:table-header-rows>
        <table:table-row table:style-name="ro5">
          <table:table-cell office:value-type="string">
            <text:p>Big Red Stables</text:p>
          </table:table-cell>
          <table:table-cell office:value-type="string">
            <text:p>1500 scenic acres to ride on by yourself, or per hour rate for rentals. Call for reservations.</text:p>
          </table:table-cell>
          <table:table-cell office:value-type="string">
            <text:p>1605 Jackson Pike</text:p>
          </table:table-cell>
          <table:table-cell office:value-type="string">
            <text:p>Harrodsburg</text:p>
          </table:table-cell>
          <table:table-cell office:value-type="string">
            <text:p>KY</text:p>
          </table:table-cell>
          <table:table-cell office:value-type="string">
            <text:p>40330</text:p>
          </table:table-cell>
          <table:table-cell office:value-type="string">
            <text:p>859.734.3118</text:p>
          </table:table-cell>
          <table:table-cell office:value-type="string">
            <text:p>&lt;a href="http://www.bigredstablesky.com/"&gt; link to Big Red Stables website &lt;/a&gt;</text:p>
          </table:table-cell>
          <table:table-cell table:number-columns-repeated="2" office:value-type="string">
            <text:p><text:s/>37.827743</text:p>
          </table:table-cell>
          <table:table-cell table:number-columns-repeated="1014"/>
        </table:table-row>
        <table:table-row table:style-name="ro6">
          <table:table-cell office:value-type="string">
            <text:p>Blair Creek Horse Camp</text:p>
          </table:table-cell>
          <table:table-cell office:value-type="string">
            <text:p>The Blair Creek Resort is owned and managed by Mary Strunk and</text:p>
            <text:p>son Derrick Strunk. We are located in South Eastern Kentucky in the</text:p>
            <text:p>Big South Fork National River and Recreational area.</text:p>
          </table:table-cell>
          <table:table-cell office:value-type="string">
            <text:p>3224 Mine 18 Road </text:p>
          </table:table-cell>
          <table:table-cell office:value-type="string">
            <text:p>Strunk</text:p>
          </table:table-cell>
          <table:table-cell office:value-type="string">
            <text:p>KY</text:p>
          </table:table-cell>
          <table:table-cell office:value-type="string">
            <text:p>42649</text:p>
          </table:table-cell>
          <table:table-cell office:value-type="string">
            <text:p>877.209.1012</text:p>
          </table:table-cell>
          <table:table-cell office:value-type="string">
            <text:p>&lt;a href="http://www.blaircreekresort.com"&gt; link to Blair Creek Resort website &lt;/a&gt;</text:p>
          </table:table-cell>
          <table:table-cell office:value-type="string">
            <text:p><text:s/>36.660358</text:p>
          </table:table-cell>
          <table:table-cell office:value-type="string">
            <text:p>-84.496721</text:p>
          </table:table-cell>
          <table:table-cell table:number-columns-repeated="1014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Titles" table:base-cell-address="$PublicCamps.$A$1" table:expression="([$PrivateCamps.$A$1:.$A$1048559]~[$PrivateCamps.$A$1:.$AMJ$1])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cale-to="100%" style:writing-mode="lr-tb" style:print="charts drawings grid objects zero-values"/>
      <style:header-style>
        <style:header-footer-properties fo:min-height="0.2957in" fo:margin-left="0.248in" fo:margin-right="0.248in" fo:margin-bottom="0.1in"/>
      </style:header-style>
      <style:footer-style>
        <style:header-footer-properties fo:min-height="0.2957in" fo:margin-left="0.248in" fo:margin-right="0.248in" fo:margin-top="0.1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="100%" style:writing-mode="lr-tb" style:print="charts drawings grid objects zero-values"/>
      <style:header-style>
        <style:header-footer-properties fo:min-height="0.2957in" fo:margin-left="0.248in" fo:margin-right="0.248in" fo:margin-bottom="0.1in"/>
      </style:header-style>
      <style:footer-style>
        <style:header-footer-properties fo:min-height="0.2957in" fo:margin-left="0.248in" fo:margin-right="0.248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2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blicCamps" style:display-name="PageStyle_PublicCamp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vateCamps" style:display-name="PageStyle_PrivateCamp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Herbert Meyer</dc:creator>
    <dc:date>2012-01-26T12:39:00</dc:date>
    <meta:print-date>2011-11-06T15:34:13</meta:print-date>
    <meta:editing-cycles>86</meta:editing-cycles>
    <meta:editing-duration>PT16H43M50S</meta:editing-duration>
    <meta:generator>LibreOffice/3.4$Linux LibreOffice_project/340m1$Build-402</meta:generator>
    <meta:document-statistic meta:table-count="2" meta:cell-count="50" meta:object-count="0"/>
    <meta:user-defined meta:name="qrichtext">1</meta:user-defined>
  </office:meta>
</office:document-meta>
</file>